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652cm" svg:height="1.016cm" svg:x="0.254cm" svg:y="0.254cm">
          <text:p text:style-name="P1">Dashboar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652cm" svg:height="3.302cm" svg:x="0.254cm" svg:y="4.318cm">
          <text:p text:style-name="P1">Clock in Widge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652cm" svg:height="3.302cm" svg:x="0.254cm" svg:y="7.874cm">
          <text:p text:style-name="P1">Clock in Widge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652cm" svg:height="3.302cm" svg:x="0.254cm" svg:y="11.557cm">
          <text:p text:style-name="P1">Clock in Widge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652cm" svg:height="1.651cm" svg:x="0.254cm" svg:y="2.2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37cm" svg:height="0.889cm" svg:x="3.175cm" svg:y="2.667cm">
          <text:p text:style-name="P1"><text:span text:style-name="T1">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27cm" svg:x="7.62cm" svg:y="2.54cm">
          <text:p text:style-name="P1">Filt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0.16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7T19:57:28.172525381</meta:creation-date>
    <dc:date>2014-11-17T20:00:39.749274699</dc:date>
    <meta:editing-duration>P0D</meta:editing-duration>
    <meta:editing-cycles>1</meta:editing-cycles>
    <meta:document-statistic meta:object-count="7"/>
    <meta:generator>LibreOffice/4.2.7.2$Linux_X86_64 LibreOffice_project/420$Build-2</meta:generator>
  </office:meta>
</office:document-meta>
</file>